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2B000001347E388BB2637BEDC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5.1cm" fo:wrap-option="no-wrap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3.9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use-window-font-color="true"/>
    </style:style>
    <style:style style:name="P3" style:family="paragraph">
      <loext:graphic-properties draw:fill-color="#ffffff"/>
      <style:paragraph-properties fo:text-align="center"/>
      <style:text-properties style:use-window-font-color="true" fo:font-size="12pt" style:font-size-asian="12pt" style:font-size-complex="12pt"/>
    </style:style>
    <style:style style:name="T1" style:family="text">
      <style:text-properties style:use-window-font-color="tru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91cm" svg:height="8.148cm" svg:x="4.4cm" svg:y="0.252cm">
          <draw:image xlink:href="Pictures/100000000000012B000001347E388BB2637BEDC1.png" xlink:type="simple" xlink:show="embed" xlink:actuate="onLoad">
            <text:p/>
          </draw:image>
        </draw:frame>
        <draw:custom-shape draw:style-name="gr2" draw:text-style-name="P3" draw:layer="layout" svg:width="5.6cm" svg:height="1cm" svg:x="10.7cm" svg:y="5.2cm">
          <text:p text:style-name="P2"><text:span text:style-name="T1">Temps A/R sortants</text:span></text:p>
          <draw:enhanced-geometry svg:viewBox="0 0 21600 21600" draw:mirror-horizontal="false" draw:type="line-callout-2" draw:modifiers="-5040.38564542046 6430.36963036963 -2489.3566635969 11932.8671328671 -964.11355115158 11954.445554445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3" draw:layer="layout" svg:width="4.4cm" svg:height="1cm" svg:x="0.4cm" svg:y="2.3cm">
          <text:p text:style-name="P2"><text:span text:style-name="T1">Temps A/R entrants</text:span></text:p>
          <draw:enhanced-geometry svg:viewBox="0 0 21600 21600" draw:mirror-horizontal="true" draw:type="line-callout-2" draw:modifiers="-13207.3619631902 36834.3656343656 -2489.3566635969 11932.8671328671 -1217.17791411043 11954.445554445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31T23:07:32.349701004</meta:creation-date>
    <dc:date>2019-03-31T23:10:43.609468950</dc:date>
    <meta:editing-duration>PT3M11S</meta:editing-duration>
    <meta:editing-cycles>2</meta:editing-cycles>
    <meta:generator>LibreOffice/6.0.7.3$Linux_X86_64 LibreOffice_project/00m0$Build-3</meta:generator>
    <meta:document-statistic meta:object-count="3"/>
  </office:meta>
</office:document-meta>
</file>